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officeooo:rsid="001b460b" officeooo:paragraph-rsid="001b460b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style="italic" fo:font-weight="normal" officeooo:rsid="001b460b" officeooo:paragraph-rsid="001d60ad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normal" officeooo:rsid="001b9a07" officeooo:paragraph-rsid="001b9a07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bold" officeooo:rsid="0010c305" officeooo:paragraph-rsid="001b9a07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10c305" officeooo:paragraph-rsid="001d60a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1aa8ba" officeooo:paragraph-rsid="001d60a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officeooo:rsid="0010c305" officeooo:paragraph-rsid="001b9a07" style:font-style-asian="italic" style:font-style-complex="italic"/>
    </style:style>
    <style:style style:name="P8" style:family="paragraph" style:parent-style-name="Standard">
      <style:text-properties fo:font-style="italic" officeooo:rsid="0010c305" officeooo:paragraph-rsid="001d60ad" style:font-style-asian="italic" style:font-style-complex="italic"/>
    </style:style>
    <style:style style:name="P9" style:family="paragraph" style:parent-style-name="Standard">
      <style:text-properties fo:font-weight="bold" officeooo:rsid="001aa8ba" officeooo:paragraph-rsid="001b460b" style:font-weight-asian="bold" style:font-weight-complex="bold"/>
    </style:style>
    <style:style style:name="P10" style:family="paragraph" style:parent-style-name="Standard">
      <style:text-properties fo:font-weight="bold" officeooo:rsid="001aa8ba" officeooo:paragraph-rsid="001aa8ba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weight="bold" officeooo:rsid="0010c305" officeooo:paragraph-rsid="0014f6fc" style:font-weight-asian="bold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weight="bold" officeooo:rsid="0010c305" officeooo:paragraph-rsid="001b9a07" style:font-weight-asian="bold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14f6fc" style:font-weight-asian="bold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15d2e4" style:font-weight-asian="bold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1b460b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1b9a07" style:font-weight-asian="bold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14f6fc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1b9a07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1d60ad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15d2e4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1b9a07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14f6fc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1b460b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b9a07" officeooo:paragraph-rsid="001b9a07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b9a07" officeooo:paragraph-rsid="001d60ad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d60ad" officeooo:paragraph-rsid="001d60ad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dc4b5" officeooo:paragraph-rsid="001dc4b5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style="italic" fo:font-weight="bold" officeooo:paragraph-rsid="001b460b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0c305" officeooo:paragraph-rsid="001d60ad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4f6fc" officeooo:paragraph-rsid="001d60ad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d60ad" officeooo:paragraph-rsid="001d60ad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dc4b5" officeooo:paragraph-rsid="001dc4b5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margin-left="0in" fo:margin-right="0in" fo:text-indent="0in" style:auto-text-indent="false"/>
      <style:text-properties officeooo:rsid="0014f6fc" officeooo:paragraph-rsid="001b9a07"/>
    </style:style>
    <style:style style:name="P34" style:family="paragraph" style:parent-style-name="Standard" style:master-page-name="">
      <style:paragraph-properties fo:margin-left="0in" fo:margin-right="0in" fo:text-indent="0in" style:auto-text-indent="false" style:page-number="auto"/>
      <style:text-properties fo:font-style="italic" officeooo:rsid="0010c305" style:font-style-asian="italic" style:font-style-complex="italic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0c305" officeooo:paragraph-rsid="0014f6fc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0c305" officeooo:paragraph-rsid="001b9a07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4f6fc" officeooo:paragraph-rsid="0014f6fc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4f6fc" officeooo:paragraph-rsid="0015d2e4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4f6fc" officeooo:paragraph-rsid="001b9a07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4f6fc" officeooo:paragraph-rsid="001b460b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d60ad" officeooo:paragraph-rsid="001d60ad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font-weight="bold" officeooo:rsid="001c3ae5" officeooo:paragraph-rsid="001f7809" style:font-weight-asian="bold" style:font-weight-complex="bold"/>
    </style:style>
    <style:style style:name="P43" style:family="paragraph" style:parent-style-name="Standard">
      <style:text-properties fo:font-style="italic" fo:font-weight="normal" officeooo:rsid="001c915d" officeooo:paragraph-rsid="001f7809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fo:font-weight="normal" officeooo:rsid="001c3ae5" officeooo:paragraph-rsid="001f7809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italic" fo:font-weight="normal" officeooo:rsid="001e5c19" officeooo:paragraph-rsid="001f7809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7" style:family="paragraph" style:parent-style-name="Standard">
      <style:text-properties fo:font-style="italic" fo:font-weight="bold" officeooo:rsid="001c3ae5" officeooo:paragraph-rsid="001f7809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font-style="italic" fo:font-weight="bold" officeooo:rsid="001f7809" officeooo:paragraph-rsid="001f7809" style:font-style-asian="italic" style:font-weight-asian="bold" style:font-style-complex="italic" style:font-weight-complex="bold"/>
    </style:style>
    <style:style style:name="P49" style:family="paragraph" style:parent-style-name="Standard">
      <style:text-properties fo:font-style="italic" fo:font-weight="bold" officeooo:rsid="001aa8ba" officeooo:paragraph-rsid="001aa8ba" style:font-style-asian="italic" style:font-weight-asian="bold" style:font-style-complex="italic" style:font-weight-complex="bold"/>
    </style:style>
    <style:style style:name="P50" style:family="paragraph" style:parent-style-name="Standard">
      <style:text-properties fo:font-style="italic" style:font-style-asian="italic" style:font-style-complex="italic"/>
    </style:style>
    <style:style style:name="P51" style:family="paragraph" style:parent-style-name="Standard">
      <style:text-properties fo:font-style="italic" officeooo:rsid="001aa8ba" officeooo:paragraph-rsid="001b460b" style:font-style-asian="italic" style:font-style-complex="italic"/>
    </style:style>
    <style:style style:name="P52" style:family="paragraph" style:parent-style-name="Standard">
      <style:text-properties officeooo:paragraph-rsid="001f7809"/>
    </style:style>
    <style:style style:name="P53" style:family="paragraph" style:parent-style-name="Heading_20_1">
      <style:text-properties officeooo:rsid="0018e8a9" officeooo:paragraph-rsid="0018e8a9"/>
    </style:style>
    <style:style style:name="P54" style:family="paragraph" style:parent-style-name="Subtitle">
      <style:text-properties officeooo:rsid="001f7809" officeooo:paragraph-rsid="001f7809"/>
    </style:style>
    <style:style style:name="P55" style:family="paragraph" style:parent-style-name="Heading_20_2">
      <style:text-properties officeooo:rsid="0015d2e4" officeooo:paragraph-rsid="0015d2e4"/>
    </style:style>
    <style:style style:name="P56" style:family="paragraph" style:parent-style-name="Heading_20_2">
      <style:text-properties officeooo:paragraph-rsid="0018e8a9"/>
    </style:style>
    <style:style style:name="T1" style:family="text">
      <style:text-properties officeooo:rsid="0014f6f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5d2e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3ae5" style:font-weight-asian="bold" style:font-weight-complex="bold"/>
    </style:style>
    <style:style style:name="T6" style:family="text">
      <style:text-properties officeooo:rsid="0018e8a9"/>
    </style:style>
    <style:style style:name="T7" style:family="text">
      <style:text-properties officeooo:rsid="001aa8ba"/>
    </style:style>
    <style:style style:name="T8" style:family="text">
      <style:text-properties officeooo:rsid="001b9a07"/>
    </style:style>
    <style:style style:name="T9" style:family="text">
      <style:text-properties officeooo:rsid="001d60ad"/>
    </style:style>
    <style:style style:name="T10" style:family="text">
      <style:text-properties officeooo:rsid="001f7809"/>
    </style:style>
    <style:style style:name="T11" style:family="text">
      <style:text-properties officeooo:rsid="001e5c1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f7809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4f6fc" style:font-style-asian="italic" style:font-style-complex="italic"/>
    </style:style>
    <style:style style:name="T16" style:family="text">
      <style:text-properties fo:font-style="italic" officeooo:rsid="0015d2e4" style:font-style-asian="italic" style:font-style-complex="italic"/>
    </style:style>
    <style:style style:name="T17" style:family="text">
      <style:text-properties fo:font-style="italic" officeooo:rsid="001aa8ba" style:font-style-asian="italic" style:font-style-complex="italic"/>
    </style:style>
    <style:style style:name="T18" style:family="text">
      <style:text-properties fo:font-style="italic" officeooo:rsid="001b9a07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1c3ae5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h text:style-name="P53" text:outline-level="1">Functions</text:h>
      <text:h text:style-name="P55" text:outline-level="2">F<text:span text:style-name="T6">ileListRead.c</text:span></text:h>
      <text:p text:style-name="P34">Reads the contents of the file represented by filename into the string fcontents.</text:p>
      <text:p text:style-name="P11"><text:a xlink:type="simple" xlink:href="https://developer.gnome.org/glib/stable/glib-File-Utilities.html#g-file-get-contents"><text:span text:style-name="T14">gboolean bl = g_file_get_contents(filename, &amp;fcontents, len, NULL)</text:span></text:a></text:p>
      <text:p text:style-name="P35"/>
      <text:p text:style-name="P17">Splits the string fcontents into an array of strings represented by p.</text:p>
      <text:p text:style-name="P11"><text:a xlink:type="simple" xlink:href="https://developer.gnome.org/glib/stable/glib-String-Utility-Functions.html#g-strsplit"><text:span text:style-name="T15">gchar **p = g_strsplit(fcontents,"\n",0)</text:span></text:a></text:p>
      <text:p text:style-name="P37"/>
      <text:p text:style-name="P17">Compares the given two arguments(strings).</text:p>
      <text:p text:style-name="P13"><text:a xlink:type="simple" xlink:href="https://developer.gnome.org/glib/stable/glib-String-Utility-Functions.html#g-ascii-strcasecmp"><text:span text:style-name="T14">g_ascii_strcasecmp(p[i],"")</text:span></text:a></text:p>
      <text:p text:style-name="P37"/>
      <text:p text:style-name="P20">Adds the element p[i] into the end of the GSList represented by list.</text:p>
      <text:p text:style-name="P13"><text:a xlink:type="simple" xlink:href="https://developer.gnome.org/glib/stable/glib-Singly-Linked-Lists.html#g-slist-append"><text:span text:style-name="T14">list = g_slist_append(list, p[i])</text:span></text:a></text:p>
      <text:p text:style-name="P37"/>
      <text:p text:style-name="P20">A wrapper around the standard printf() function.</text:p>
      <text:p text:style-name="P13"><text:a xlink:type="simple" xlink:href="https://developer.gnome.org/glib/stable/glib-String-Utility-Functions.html#g-printf"><text:span text:style-name="T14">g_printf("--&gt; %s", (char*)iterator-&gt;data)</text:span></text:a></text:p>
      <text:p text:style-name="P37"/>
      <text:p text:style-name="P20">Sorts the given GSList according to the given comparison function.</text:p>
      <text:p text:style-name="P13"><text:a xlink:type="simple" xlink:href="https://developer.gnome.org/glib/stable/glib-Singly-Linked-Lists.html#g-slist-sort"><text:span text:style-name="T14">list = g_slist_sort(list, (GcompareFunc)int_comparator)</text:span></text:a></text:p>
      <text:p text:style-name="P37"/>
      <text:p text:style-name="P22">The comparison function used to sort the GSList.</text:p>
      <text:p text:style-name="P14"><text:a xlink:type="simple" xlink:href="https://developer.gnome.org/glib/stable/glib-Doubly-Linked-Lists.html#GCompareFunc"><text:span text:style-name="T16">gint int_comparator(gconstpointer item1, gconstpointer item2)</text:span></text:a></text:p>
      <text:p text:style-name="P38"/>
      <text:p text:style-name="P20">Returns the length of the GSList represented by list.</text:p>
      <text:p text:style-name="P13"><text:a xlink:type="simple" xlink:href="https://developer.gnome.org/glib/stable/glib-Singly-Linked-Lists.html#g-slist-length"><text:span text:style-name="T14">g_slist_length(list);</text:span></text:a></text:p>
      <text:p text:style-name="P37"/>
      <text:p text:style-name="P37"/>
      <text:h text:style-name="P56" text:outline-level="2">FileArrayRead.c</text:h>
      <text:p text:style-name="P7">Reads the contents of the file represented by filename into the string fcontents.</text:p>
      <text:p text:style-name="P4"><text:a xlink:type="simple" xlink:href="https://developer.gnome.org/glib/stable/glib-File-Utilities.html#g-file-get-contents">gboolean bl = g_file_get_contents(filename, &amp;fcontents, len, NULL)</text:a></text:p>
      <text:p text:style-name="P4"/>
      <text:p text:style-name="P1">Creates a new GArray of int type.</text:p>
      <text:p text:style-name="P9"><text:a xlink:type="simple" xlink:href="https://developer.gnome.org/glib/stable/glib-Arrays.html#g-array-new"><text:span text:style-name="T14">GArray * array = g_array_new(FALSE, FALSE, sizeof(int) )</text:span></text:a></text:p>
      <text:p text:style-name="P51"/>
      <text:p text:style-name="P18">Splits the string fcontents into an array of strings represented by p.</text:p>
      <text:p text:style-name="P12"><text:a xlink:type="simple" xlink:href="https://developer.gnome.org/glib/stable/glib-String-Utility-Functions.html#g-strsplit"><text:span text:style-name="T15">gchar **p = g_strsplit(fcontents,"\n",0)</text:span></text:a></text:p>
      <text:p text:style-name="P36"/>
      <text:p text:style-name="P18">Compares the given two arguments(strings).</text:p>
      <text:p text:style-name="P33"><text:a xlink:type="simple" xlink:href="https://developer.gnome.org/glib/stable/glib-String-Utility-Functions.html#g-ascii-strcasecmp"><text:span text:style-name="T19">g_ascii_strcasecmp(p[i],"")</text:span></text:a></text:p>
      <text:p text:style-name="P18">Converts a string to a <text:a xlink:type="simple" xlink:href="https://developer.gnome.org/glib/stable/glib-Basic-Types.html#gdouble">gdouble</text:a> value.</text:p>
      <text:p text:style-name="P16"><text:a xlink:type="simple" xlink:href="https://developer.gnome.org/glib/stable/glib-String-Utility-Functions.html#g-strtod"><text:span text:style-name="T17">int r = g_strtod(p[i], NULL)</text:span></text:a></text:p>
      <text:p text:style-name="P39"/>
      <text:p text:style-name="P24"><text:soft-page-break/>Adds the value to the end of the dynamic array.</text:p>
      <text:p text:style-name="P16"><text:a xlink:type="simple" xlink:href="https://developer.gnome.org/glib/stable/glib-Arrays.html#g-array-append-val"><text:span text:style-name="T17">g_array_append_val(array, r)</text:span></text:a></text:p>
      <text:p text:style-name="P39"/>
      <text:p text:style-name="P21">Sorts the given G<text:span text:style-name="T8">Array</text:span> according to the given comparison function.</text:p>
      <text:p text:style-name="P10"><text:a xlink:type="simple" xlink:href="https://developer.gnome.org/glib/stable/glib-Arrays.html#g-array-sort"><text:span text:style-name="T14">g_array_sort(array, (GcompareFunc)int_comparator)</text:span></text:a></text:p>
      <text:p text:style-name="P28"/>
      <text:p text:style-name="P23">The comparison function used to sort the GSList.</text:p>
      <text:p text:style-name="P15"><text:a xlink:type="simple" xlink:href="https://developer.gnome.org/glib/stable/glib-Doubly-Linked-Lists.html#GCompareFunc"><text:span text:style-name="T16">gint int_comparator(gconstpointer item1, gconstpointer item2)</text:span></text:a></text:p>
      <text:p text:style-name="P40"/>
      <text:p text:style-name="P24">Searches for element x in a GArray and prints if it is found or not.</text:p>
      <text:p text:style-name="P49">void find_element(int x, GArray* a)</text:p>
      <text:p text:style-name="P49"/>
      <text:p text:style-name="P3">Prints the elements of the given GArray.</text:p>
      <text:p text:style-name="P49">void print_array(GArray * a)</text:p>
      <text:p text:style-name="P49"/>
      <text:p text:style-name="P3">Returns the element of GArray at the index i.</text:p>
      <text:p text:style-name="P10"><text:a xlink:type="simple" xlink:href="https://developer.gnome.org/glib/stable/glib-Arrays.html#g-array-index"><text:span text:style-name="T14">g_array_index(array, int, </text:span></text:a><text:a xlink:type="simple" xlink:href="https://developer.gnome.org/glib/stable/glib-Arrays.html#g-array-index"><text:span text:style-name="T18">i</text:span></text:a><text:a xlink:type="simple" xlink:href="https://developer.gnome.org/glib/stable/glib-Arrays.html#g-array-index"><text:span text:style-name="T14">)</text:span></text:a></text:p>
      <text:p text:style-name="P46"/>
      <text:p text:style-name="P46"/>
      <text:h text:style-name="Heading_20_2" text:outline-level="2">AppendArray.c</text:h>
      <text:p text:style-name="P8">Reads the contents of the file represented by filename into the string fcontents.</text:p>
      <text:p text:style-name="P5"><text:a xlink:type="simple" xlink:href="https://developer.gnome.org/glib/stable/glib-File-Utilities.html#g-file-get-contents">gboolean bl = g_file_get_contents(filename, &amp;fcontents, len, NULL)</text:a></text:p>
      <text:p text:style-name="P5"/>
      <text:p text:style-name="P2">Creates a new GArray of int type.</text:p>
      <text:p text:style-name="P6"><text:a xlink:type="simple" xlink:href="https://developer.gnome.org/glib/stable/glib-Arrays.html#g-array-new">GArray * array = g_array_new(FALSE, FALSE, sizeof(int) )</text:a></text:p>
      <text:p text:style-name="P6"/>
      <text:p text:style-name="P19">Splits the string <text:span text:style-name="T2">fcontents</text:span> into an array of strings represented by <text:span text:style-name="T2">p</text:span>.</text:p>
      <text:p text:style-name="P29"><text:a xlink:type="simple" xlink:href="https://developer.gnome.org/glib/stable/glib-String-Utility-Functions.html#g-strsplit"><text:span text:style-name="T1">gchar **p = g_strsplit(fcontents,"\n",0)</text:span></text:a></text:p>
      <text:p text:style-name="P29"/>
      <text:p text:style-name="P19">Compares the given two arguments(strings).</text:p>
      <text:p text:style-name="P30"><text:a xlink:type="simple" xlink:href="https://developer.gnome.org/glib/stable/glib-String-Utility-Functions.html#g-ascii-strcasecmp">g_ascii_strcasecmp(</text:a><text:a xlink:type="simple" xlink:href="https://developer.gnome.org/glib/stable/glib-String-Utility-Functions.html#g-ascii-strcasecmp"><text:span text:style-name="T9">p</text:span></text:a><text:a xlink:type="simple" xlink:href="https://developer.gnome.org/glib/stable/glib-String-Utility-Functions.html#g-ascii-strcasecmp">[</text:a><text:a xlink:type="simple" xlink:href="https://developer.gnome.org/glib/stable/glib-String-Utility-Functions.html#g-ascii-strcasecmp"><text:span text:style-name="T9">i</text:span></text:a><text:a xlink:type="simple" xlink:href="https://developer.gnome.org/glib/stable/glib-String-Utility-Functions.html#g-ascii-strcasecmp">],"")</text:a></text:p>
      <text:p text:style-name="P30"/>
      <text:p text:style-name="P19">Converts a string to a <text:span text:style-name="T9">int </text:span><text:s/>value.</text:p>
      <text:p text:style-name="P30"><text:a xlink:type="simple" xlink:href="https://developer.gnome.org/glib/stable/glib-String-Utility-Functions.html#g-strtod"><text:span text:style-name="T7">el = (int) g_strtod(q[j], NULL)</text:span></text:a></text:p>
      <text:p text:style-name="P30"/>
      <text:p text:style-name="P25">Adds the value to the end of the dynamic array.</text:p>
      <text:p text:style-name="P30"><text:a xlink:type="simple" xlink:href="https://developer.gnome.org/glib/stable/glib-Arrays.html#g-array-append-val"><text:span text:style-name="T7">g_array_append_val(array, el)</text:span></text:a></text:p>
      <text:p text:style-name="P30"/>
      <text:p text:style-name="P26">Prints the 2 dimensional array.</text:p>
      <text:p text:style-name="P31">Void array_print_2d(array, row, col)</text:p>
      <text:p text:style-name="P31"/>
      <text:p text:style-name="P27">Calculates the trace of the matrix.</text:p>
      <text:p text:style-name="P32">int trace = array_trace_2d(array, row)</text:p>
      <text:p text:style-name="P32"/>
      <text:p text:style-name="P32"/>
      <text:h text:style-name="Heading_20_2" text:outline-level="2"><text:soft-page-break/>HashTable.c</text:h>
      <text:p text:style-name="P43">Creates a new <text:a xlink:type="simple" xlink:href="https://developer.gnome.org/glib/stable/glib-Hash-Tables.html#GHashTable">GHashTable</text:a> with the given hash function and comparison function.</text:p>
      <text:p text:style-name="P42"><text:a xlink:type="simple" xlink:href="https://developer.gnome.org/glib/stable/glib-Hash-Tables.html#g-hash-table-new"><text:span text:style-name="T14">GHashTable * hash = g_hash_table_new(g_str_hash, g_str_equal)</text:span></text:a></text:p>
      <text:p text:style-name="P43"/>
      <text:p text:style-name="P50">Converts <text:span text:style-name="T10">the</text:span> string <text:span text:style-name="T10">s </text:span>to a hash value.</text:p>
      <text:p text:style-name="P47"><text:a xlink:type="simple" xlink:href="https://developer.gnome.org/glib/stable/glib-Hash-Tables.html#g-str-hash">g_str_hash</text:a><text:a xlink:type="simple" xlink:href="https://developer.gnome.org/glib/stable/glib-Hash-Tables.html#g-str-hash"><text:span text:style-name="T10">(gconstpointer s)</text:span></text:a></text:p>
      <text:p text:style-name="P44"/>
      <text:p text:style-name="P47"><text:span text:style-name="T13">C</text:span><text:span text:style-name="T12">ompares two strings for byte-by-byte equality and returns </text:span><text:a xlink:type="simple" xlink:href="https://developer.gnome.org/glib/stable/glib-Standard-Macros.html#TRUE:CAPS"><text:span text:style-name="Source_20_Text"><text:span text:style-name="T12">TRUE</text:span></text:span></text:a><text:span text:style-name="T12"> if they are equal.</text:span></text:p>
      <text:p text:style-name="P48"><text:a xlink:type="simple" xlink:href="https://developer.gnome.org/glib/stable/glib-Hash-Tables.html#g-str-equal">g_str_equal(gconstpointer s1, gconstpointer s2)</text:a></text:p>
      <text:p text:style-name="P43"/>
      <text:p text:style-name="P43">Duplicates the given string.</text:p>
      <text:p text:style-name="P52"><text:a xlink:type="simple" xlink:href="https://developer.gnome.org/glib/stable/glib-String-Utility-Functions.html#g-strdup"><text:span text:style-name="T20">g_strdup(key)</text:span></text:a></text:p>
      <text:p text:style-name="P44"/>
      <text:p text:style-name="P43">Inserts a key and value into the given <text:a xlink:type="simple" xlink:href="https://developer.gnome.org/glib/stable/glib-Hash-Tables.html#GHashTable">GHashTable</text:a>.</text:p>
      <text:p text:style-name="P42"><text:a xlink:type="simple" xlink:href="https://developer.gnome.org/glib/stable/glib-Hash-Tables.html#g-hash-table-insert"><text:span text:style-name="T14">g_hash_table_insert(hash, g_strdup(key), g_strdup(val) )</text:span></text:a></text:p>
      <text:p text:style-name="P44"/>
      <text:p text:style-name="P45">Removes the key-value pair associated with the key k from the <text:a xlink:type="simple" xlink:href="https://developer.gnome.org/glib/stable/glib-Hash-Tables.html#GHashTable">GHashTable</text:a> hash.</text:p>
      <text:p text:style-name="P42"><text:a xlink:type="simple" xlink:href="https://developer.gnome.org/glib/stable/glib-Hash-Tables.html#g-hash-table-remove"><text:span text:style-name="T14">g_hash_table_remove(hash, k)</text:span></text:a></text:p>
      <text:p text:style-name="P44"/>
      <text:p text:style-name="P45">Checks if key k is in <text:a xlink:type="simple" xlink:href="https://developer.gnome.org/glib/stable/glib-Hash-Tables.html#GHashTable">GHashTable</text:a> hash.</text:p>
      <text:p text:style-name="P42"><text:a xlink:type="simple" xlink:href="https://developer.gnome.org/glib/stable/glib-Hash-Tables.html#g-hash-table-contains"><text:span text:style-name="T14">g_hash_table_contains(hash, k)</text:span></text:a></text:p>
      <text:p text:style-name="P44"/>
      <text:p text:style-name="P45">Returns a pointer to the key k in the <text:a xlink:type="simple" xlink:href="https://developer.gnome.org/glib/stable/glib-Hash-Tables.html#GHashTable">GHashTable</text:a> hash.</text:p>
      <text:p text:style-name="P42"><text:a xlink:type="simple" xlink:href="https://developer.gnome.org/glib/stable/glib-Hash-Tables.html#g-hash-table-lookup"><text:span text:style-name="T14">g_hash_table_lookup(hash, k)</text:span></text:a></text:p>
      <text:p text:style-name="P44"/>
      <text:p text:style-name="P45">Returns the size of the <text:a xlink:type="simple" xlink:href="https://developer.gnome.org/glib/stable/glib-Hash-Tables.html#GHashTable">GHashTable</text:a> hash.</text:p>
      <text:p text:style-name="P42"><text:a xlink:type="simple" xlink:href="https://developer.gnome.org/glib/stable/glib-Hash-Tables.html#g-hash-table-size"><text:span text:style-name="T14">g_hash_table_size(hash)</text:span></text:a></text:p>
      <text:p text:style-name="P44"/>
      <text:p text:style-name="P44"><text:span text:style-name="T11">C</text:span>alls the given function for each of the key/value pairs in the <text:a xlink:type="simple" xlink:href="https://developer.gnome.org/glib/stable/glib-Hash-Tables.html#GHashTable">GHashTable</text:a></text:p>
      <text:p text:style-name="P42"><text:a xlink:type="simple" xlink:href="https://developer.gnome.org/glib/stable/glib-Hash-Tables.html#g-hash-table-foreach"><text:span text:style-name="T14">g_hash_table_foreach(hash, (GHFunc)hash_print, "\nKey: %s\tVal: %s")</text:span></text:a></text:p>
      <text:p text:style-name="P44"/>
      <text:p text:style-name="P45">Utility function to print a key value pair in the format given by user_data.</text:p>
      <text:p text:style-name="P47">void hash_print(gpointer key1, gpointer val1, gpointer user_data)</text:p>
      <text:p text:style-name="P44"/>
      <text:p text:style-name="P45">Utility function to print a key-value pairs to file represented by user_data.</text:p>
      <text:p text:style-name="P47">void hash_print_<text:span text:style-name="T11">file</text:span>(gpointer key1, gpointer val1, gpointer user_data)</text:p>
      <text:p text:style-name="P44"/>
      <text:p text:style-name="P45">Destroys all keys and values in the <text:a xlink:type="simple" xlink:href="https://developer.gnome.org/glib/stable/glib-Hash-Tables.html#GHashTable">GHashTable</text:a>.</text:p>
      <text:p text:style-name="P42"><text:a xlink:type="simple" xlink:href="https://developer.gnome.org/glib/stable/glib-Hash-Tables.html#g-hash-table-destroy"><text:span text:style-name="T14">g_hash_table_destroy(hash)</text:span></text:a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2:59.650147440</meta:creation-date>
    <dc:date>2015-07-08T11:28:48.143469237</dc:date>
    <meta:editing-duration>PT1H42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3" meta:paragraph-count="85" meta:word-count="543" meta:character-count="3917" meta:non-whitespace-character-count="3464"/>
  </office:meta>
</office:document-meta>
</file>